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Selector.select( String expression , Object selector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impleSelector.getSelectorContext( Map objectModel , Parameters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